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1cm" fo:min-width="1.6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4.13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4.06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4.318cm" svg:x="6.461cm" svg:y="7.858cm">
          <text:p text:style-name="P1">Επιλογή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6.461cm" svg:y1="10.017cm" svg:x2="3.159cm" svg:y2="10.017cm">
          <text:p/>
        </draw:line>
        <draw:line draw:style-name="gr2" draw:text-style-name="P2" draw:layer="layout" svg:x1="8.62cm" svg:y1="12.176cm" svg:x2="8.62cm" svg:y2="15.478cm">
          <text:p/>
        </draw:line>
        <draw:frame draw:style-name="gr3" draw:text-style-name="P3" draw:layer="layout" svg:width="1.524cm" svg:height="0.962cm" svg:x="3.921cm" svg:y="9.128cm">
          <draw:text-box>
            <text:p>Ναι</text:p>
          </draw:text-box>
        </draw:frame>
        <draw:frame draw:style-name="gr3" draw:text-style-name="P3" draw:layer="layout" svg:width="1.524cm" svg:height="0.962cm" svg:x="8.747cm" svg:y="12.992cm">
          <draw:text-box>
            <text:p>Όχι</text:p>
          </draw:text-box>
        </draw:frame>
        <draw:custom-shape draw:style-name="gr4" draw:text-style-name="P1" draw:layer="layout" svg:width="7.366cm" svg:height="3.81cm" svg:x="12.176cm" svg:y="9.255cm"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7.239cm" svg:height="4.318cm" svg:x="12.403cm" svg:y="8.947cm">
          <draw:text-box>
            <text:p text:style-name="P1">Είσοδος ή έξοδος δεδομένων</text:p>
          </draw:text-box>
        </draw:frame>
        <draw:line draw:style-name="gr2" draw:text-style-name="P2" draw:layer="layout" svg:x1="21.447cm" svg:y1="7.731cm" svg:x2="21.447cm" svg:y2="14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4T18:17:51.387090260</meta:creation-date>
    <dc:date>2021-04-07T18:52:25.017477042</dc:date>
    <meta:editing-duration>PT1H10M7S</meta:editing-duration>
    <meta:editing-cycles>16</meta:editing-cycles>
    <meta:generator>LibreOffice/6.0.7.3$Linux_X86_64 LibreOffice_project/00m0$Build-3</meta:generator>
    <meta:document-statistic meta:object-count="8"/>
  </office:meta>
</office:document-meta>
</file>